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2">36.5 miles in the last week <text:s/></text:p>
      <text:p text:style-name="P2"/>
      <text:p text:style-name="P2"/>
      <text:p text:style-name="P2"/>
      <text:p text:style-name="P2"/>
      <text:p text:style-name="P3"><text:soft-page-break/>Sat July 28, 2018 <text:span text:style-name="T1">16.3 miles</text:span> <text:s/></text:p>
      <text:p text:style-name="P3">Run: 2 x 5 miles and 1 x 6 miles on a slightly hilly loop</text:p>
      <text:p text:style-name="P3">After each of the 5 mile loops I rested for 1:15 while I ate a gel and drank water.</text:p>
      <text:p text:style-name="P3">It was a relatively cool day and I only drank a total of 16 ounces. <text:s/>I should have had more than twice this but surprisingly I did not feel the effects of dehydration.</text:p>
      <text:p text:style-name="P3">Paces on each of the loops: 9:25, 9:21, 9:00/mile </text:p>
      <text:p text:style-name="P3">The last 2 miles were in 8:41 and 8:19.</text:p>
      <text:p text:style-name="P3">Warm down: 0.3 mile jog</text:p>
      <text:p text:style-name="P3"><text:s/></text:p>
      <text:p text:style-name="P3">Sun July 29, 2018 <text:span text:style-name="T1">2.2 miles</text:span></text:p>
      <text:p text:style-name="P3">I ran 2 miles on a treadmill in St. Catharines Canada. </text:p>
      <text:p text:style-name="P3">Splits: 9:58 and 8:30</text:p>
      <text:p text:style-name="P3">Warm down: 0.2 miles</text:p>
      <text:p text:style-name="P3"/>
      <text:p text:style-name="P3">Mon July 30, 2018 <text:span text:style-name="T1">1 mile</text:span> near the Niagara River and Falls</text:p>
      <text:p text:style-name="P3"/>
      <text:p text:style-name="P3">Tues July 31, 2018 <text:span text:style-name="T1">7.5 miles </text:span><text:s/></text:p>
      <text:p text:style-name="P3">Warm up: 1 mile out and back on Limber Rd at various paces and rested 3 minutes.</text:p>
      <text:p text:style-name="P3">Run: 6 miles on the very hilly 2 mile course. The sum of the ascents is 862 feet.</text:p>
      <text:p text:style-name="P3">Time: 53:05 or 8:51/mile</text:p>
      <text:p text:style-name="P3">Splits: 7:16, 10:45, 9:35, 8:02, 7:10, 10:16</text:p>
      <text:p text:style-name="P3">This is the fastest I ever ran this tough course. <text:s/>See Dec 28, 2018 for a summary of previous times on this course.</text:p>
      <text:p text:style-name="P3">Warm down: ½ mile jog</text:p>
      <text:p text:style-name="P3"/>
      <text:p text:style-name="P3">Wed Aug 1, 2018 <text:span text:style-name="T1">no running</text:span> </text:p>
      <text:p text:style-name="P3"/>
      <text:p text:style-name="P3">Thur Aug 2, 2018 <text:span text:style-name="T1">7 miles</text:span> <text:s/></text:p>
      <text:p text:style-name="P3"><text:span text:style-name="T1">Warm up</text:span>: </text:p>
      <text:p text:style-name="P3">½ mile down to the Wise Center and rest a few minutes</text:p>
      <text:p text:style-name="P3">On a treadmill: <text:s/>1.5 miles averaging 9:00/mile with some paces as fast as 7:41/mile</text:p>
      <text:p text:style-name="P3">4 minute rest</text:p>
      <text:p text:style-name="P3"><text:span text:style-name="T1">Run</text:span>: ¼ mile(1:58), ½ mile(3:57), ¾ mile(5:55), </text:p>
      <text:p text:style-name="P3"><text:s text:c="9"/>½ mile(3:57), ¼ mile(1:55), ½ mile(3:45)</text:p>
      <text:p text:style-name="P3">I jogged ¼ mile before each run in about 3 minutes.</text:p>
      <text:p text:style-name="P3"><text:span text:style-name="T1">Warm down</text:span>: ½ mile jog on the treadmill and ½ mile jog home.</text:p>
      <text:p text:style-name="P3"/>
      <text:p text:style-name="P3">Fri Aug 3, 2018, <text:span text:style-name="T1">5 miles</text:span> <text:s/></text:p>
      <text:p text:style-name="P3">I ran and walked 5 miles on slightly hilly roads and averaged 11:33/mile.</text:p>
      <text:p text:style-name="P3">walk/run ratio: 0.19</text:p>
      <text:p text:style-name="P3"/>
      <text:p text:style-name="P4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2">26.1 miles in the last week</text:p>
      <text:list xml:id="list4628265127871020624" text:style-name="L1">
        <text:list-item>
          <text:list>
            <text:list-header>
              <text:p text:style-name="P6"/>
            </text:list-header>
          </text:list>
        </text:list-item>
      </text:list>
      <text:p text:style-name="P1"><text:soft-page-break/>Sat Aug 11, 2018 <text:span text:style-name="T1">6 miles</text:span> </text:p>
      <text:p text:style-name="P1">I ran and walked 6 miles on a very hilly road course and averaged 11:53/mile. <text:s/>On the uphills I walked and ran equal distances. <text:s/>On the down hills I just ran.</text:p>
      <text:p text:style-name="P1">walk/run ratio: 0.33</text:p>
      <text:p text:style-name="P1">sum of ascents: about 860 feet</text:p>
      <text:p text:style-name="P1"/>
      <text:p text:style-name="P1">Sun Aug 12, 2018 <text:span text:style-name="T1">3.3 miles</text:span> </text:p>
      <text:p text:style-name="P1">I ran on a hilly 3 mile course. It was out and back on Limber Road. </text:p>
      <text:p text:style-name="P1">Mile splits: 9:56, 8:38, 8:16</text:p>
      <text:p text:style-name="P1">Average pace: 8:57/mile</text:p>
      <text:p text:style-name="P1">Sum of ascents: 228 feet </text:p>
      <text:p text:style-name="P1">Warm down<text:span text:style-name="T1">:</text:span> 0.3 miles</text:p>
      <text:p text:style-name="P1"/>
      <text:p text:style-name="P1">Mon Aug 13, 2018 <text:span text:style-name="T1">no running </text:span></text:p>
      <text:p text:style-name="P1"/>
      <text:p text:style-name="P1">Tues Aug 14, 2018 <text:span text:style-name="T1">4 miles</text:span> <text:s text:c="2"/></text:p>
      <text:p text:style-name="P1"><text:span text:style-name="T1">Warm up</text:span>: ½ mile to the Wise Center</text:p>
      <text:p text:style-name="P2">Run: <text:span text:style-name="T2">0.1 mile lead into a 3 mile run</text:span></text:p>
      <text:p text:style-name="P1">Splits for 3 mile: 8:42, 9:00, 9:01</text:p>
      <text:p text:style-name="P2">Warm down:<text:span text:style-name="T2"> 0.4 mile jog home</text:span></text:p>
      <text:p text:style-name="P2"><text:span text:style-name="T2"/></text:p>
      <text:p text:style-name="P2"><text:span text:style-name="T2">Wed Aug 15, 2018 </text:span>6 miles<text:span text:style-name="T2"> <text:s/></text:span></text:p>
      <text:p text:style-name="P2"><text:span text:style-name="T2">I ran and walked a hilly 6 mile course out and back on Limber Rd.</text:span></text:p>
      <text:p text:style-name="P2"><text:span text:style-name="T2">I ran the first and sixth miles and walked ¼ mile during the middle 4 miles. </text:span></text:p>
      <text:p text:style-name="P2"><text:span text:style-name="T2">Sum of ascents: 530 feet.</text:span></text:p>
      <text:p text:style-name="P2"><text:span text:style-name="T2">Average pace: 11:29/mile</text:span></text:p>
      <text:p text:style-name="P2"><text:span text:style-name="T2">Walk/run ratio: 0.2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8-16T07:11:57.57</dc:date>
    <dc:creator>James Lombardi</dc:creator>
    <meta:editing-duration>P4DT18H15M24S</meta:editing-duration>
    <meta:editing-cycles>387</meta:editing-cycles>
    <meta:generator>OpenOffice/4.1.2$Win32 OpenOffice.org_project/412m3$Build-9782</meta:generator>
    <meta:document-statistic meta:table-count="0" meta:image-count="0" meta:object-count="0" meta:page-count="4" meta:paragraph-count="110" meta:word-count="982" meta:character-count="4918"/>
  </office:meta>
</office:document-meta>
</file>